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InhaltÜberschrift" style:master-page-name="MP0" style:family="paragraph">
      <style:paragraph-properties fo:break-before="page"/>
    </style:style>
    <style:style style:name="P2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3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4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5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6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7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8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9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0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1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2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3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4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5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6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7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8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19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20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21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22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23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24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25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26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27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size="11pt" style:font-size-asian="11pt" style:font-size-complex="11pt"/>
    </style:style>
    <style:style style:name="P28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29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30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31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32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33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34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35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36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37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38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39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40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41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42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43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44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45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46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47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48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49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50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51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52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53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54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55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56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57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58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59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60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61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62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63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64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65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66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67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68" style:parent-style-name="InhaltÜberschrift" style:family="paragraph">
      <style:paragraph-properties>
        <style:tab-stops>
          <style:tab-stop style:type="center" style:position="3.15in"/>
        </style:tab-stops>
      </style:paragraph-properties>
      <style:text-properties fo:font-size="11pt" style:font-size-asian="11pt" style:font-size-complex="11pt"/>
    </style:style>
    <style:style style:name="P69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70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71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72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73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74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75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76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77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78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79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80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81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82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83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84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85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86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87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88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89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90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91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92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93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94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95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96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97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98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99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00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01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02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03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04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05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06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07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08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09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10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11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12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13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14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15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16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17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18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19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20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21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22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23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24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25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26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27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28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29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30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31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32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33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34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35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36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37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38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39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40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41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42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43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44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45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46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47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48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49" style:parent-style-name="InhaltÜberschrift" style:list-style-name="LFO1" style:family="paragraph">
      <style:text-properties fo:font-size="11pt" style:font-size-asian="11pt" style:font-size-complex="11pt"/>
    </style:style>
    <style:style style:name="P150" style:parent-style-name="InhaltÜberschrift" style:family="paragraph">
      <style:paragraph-properties fo:margin-left="0.5in">
        <style:tab-stops/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151" style:parent-style-name="InhaltÜberschrift" style:family="paragraph">
      <style:paragraph-properties fo:margin-left="0.5in">
        <style:tab-stops/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152" style:parent-style-name="InhaltÜberschrift" style:family="paragraph">
      <style:paragraph-properties fo:margin-left="0.5in">
        <style:tab-stops/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153" style:parent-style-name="InhaltÜberschrift" style:family="paragraph">
      <style:paragraph-properties fo:margin-left="0.5in">
        <style:tab-stops/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154" style:parent-style-name="InhaltÜberschrift" style:list-style-name="LFO1" style:family="paragraph">
      <style:text-properties fo:font-size="11pt" style:font-size-asian="11pt" style:font-size-complex="11pt"/>
    </style:style>
    <style:style style:name="P155" style:parent-style-name="InhaltÜberschrift" style:list-style-name="LFO1" style:family="paragraph">
      <style:text-properties fo:font-size="11pt" style:font-size-asian="11pt" style:font-size-complex="11pt"/>
    </style:style>
    <style:style style:name="P156" style:parent-style-name="InhaltÜberschrift" style:family="paragraph">
      <style:paragraph-properties fo:margin-left="0.5in">
        <style:tab-stops/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157" style:parent-style-name="InhaltÜberschrift" style:family="paragraph">
      <style:paragraph-properties fo:margin-left="0.5in">
        <style:tab-stops/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158" style:parent-style-name="InhaltÜberschrift" style:family="paragraph">
      <style:paragraph-properties fo:margin-left="0.5in">
        <style:tab-stops/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159" style:parent-style-name="InhaltÜberschrift" style:family="paragraph">
      <style:paragraph-properties fo:break-before="page"/>
      <style:text-properties fo:font-weight="normal" style:font-weight-asian="normal" style:font-weight-complex="normal" fo:font-size="11pt" style:font-size-asian="11pt" style:font-size-complex="11pt"/>
    </style:style>
    <style:style style:name="P160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61" style:parent-style-name="InhaltÜberschrift" style:family="paragraph">
      <style:text-properties fo:font-style="italic" style:font-style-asian="italic" style:font-style-complex="italic" fo:font-size="30pt" style:font-size-asian="30pt" style:font-size-complex="30pt"/>
    </style:style>
    <style:style style:name="P162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63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64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65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66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67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68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69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70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71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72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73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74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75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76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77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78" style:parent-style-name="InhaltÜberschrift" style:family="paragraph">
      <style:text-properties fo:font-weight="normal" style:font-weight-asian="normal" style:font-weight-complex="normal" fo:font-size="11pt" style:font-size-asian="11pt" style:font-size-complex="11pt"/>
    </style:style>
    <style:style style:name="T179" style:parent-style-name="Absatz-Standardschriftart" style:family="text">
      <style:text-properties fo:font-weight="normal" style:font-weight-asian="normal" style:font-weight-complex="normal" fo:font-size="11pt" style:font-size-asian="11pt" style:font-size-complex="11pt"/>
    </style:style>
  </office:automatic-styles>
  <office:body>
    <office:text text:use-soft-page-breaks="true">
      <text:p text:style-name="P1">Name und Alter der Person</text:p>
      <text:p text:style-name="P2">Wangari Maathai wurde am 1. April 1940 in Nyeri, Kenia, geboren</text:p>
      <text:p text:style-name="P3">25. September 2011 gestorben</text:p>
      <text:p text:style-name="P4">71 Jahre alt bei ihrem Tod</text:p>
      <text:p text:style-name="P5"/>
      <text:p text:style-name="InhaltÜberschrift">Beruf und Herkunft</text:p>
      <text:p text:style-name="P6">Umwelt- und politische Aktivistin aus Kenia</text:p>
      <text:p text:style-name="P7">Ursprünglich aus Ihithe (Dorf), Ethnie Kikuyu-Ethnie, landwirtschaftlicher Hintergrund</text:p>
      <text:p text:style-name="P8"/>
      <text:p text:style-name="InhaltÜberschrift">Persönliche Geschichte</text:p>
      <text:p text:style-name="P9">Nach ihrer Großmutter benannt</text:p>
      <text:p text:style-name="P10">Hat starke Bindung zum Heimatboden und der Landwirtschaft/traditioneller Lebensweise und ihrer Familie</text:p>
      <text:p text:style-name="P11">Massai: Ein Nomadenvolk, das von Rinder- und Ziegenwirtschaft lebt und gelegentlich Kikuyu-Dörfer überfällt</text:p>
      <text:p text:style-name="P12">Einzug europäischer Sitten brachte grundlegenden Wandel für die Kikuyu</text:p>
      <text:p text:style-name="P13">Lokale Kultur wurde aufgegeben: Mais statt Hirse, Tee statt Hirsegrütze, Wellbleck-Töpfe statt Fingern und Stäbchen</text:p>
      <text:p text:style-name="P14">Kleidung aus Tierhaut durch Baumwollkleider ersetzt</text:p>
      <text:p text:style-name="P15">Traditionelle Tänze und Feste waren von den Kolonialherren verboten wurden</text:p>
      <text:p text:style-name="P16">Vater verließ ihre Familie, um auf einer weißen Farm zu arbeiten</text:p>
      <text:p text:style-name="P17">Hütete als Kind Schafe und Ziegen auf den Feldern</text:p>
      <text:p text:style-name="P18">Mochte es, entwickelte Städte zu besuchen</text:p>
      <text:p text:style-name="P19">Erfuhr von Schuluniformen beim Betrachten von Fotos ihres Großvaters in seiner Kindheit</text:p>
      <text:p text:style-name="P20">Wollte zur Schule gehen und fand die Idee gut, etwas zu lernen</text:p>
      <text:p text:style-name="P21">Geht dank Missionsschwestern auf eine Klosterschule</text:p>
      <text:p text:style-name="P22">Entwickelt ein Interesse für Geschichte und Politik</text:p>
      <text:p text:style-name="P23">Erkennt die Wichtigkeit von Demokratie und den Zusammenhang zwischen Demokratie und Frieden</text:p>
      <text:p text:style-name="P24">Wangari Maathai erkennt, dass Frieden nicht nur das Fehlen von Krieg bedeutet, sondern auch das Fehlen von gewalttätigen Auseinandersetzungen im Land, Meinungsfreiheit und soziale Gerechtigkeit</text:p>
      <text:p text:style-name="P25">Setzt sich für die Rechte und Bedürfnisse ihrer Mitschüler ein (analog zur Meinungsfreiheit in der Demokratie)</text:p>
      <text:p text:style-name="P26">Entwickelt einen Wunsch nach einer gerechteren Gesellschaft</text:p>
      <text:soft-page-break/>
      <text:p text:style-name="P27">Nach ihrer Kindheit:</text:p>
      <text:p text:style-name="P28">Umzug nach Nairobi (Hauptstadt von Kenia) nach Abschluss der Schule, um zu studieren</text:p>
      <text:p text:style-name="P29">Aktive Beteiligung an politische Organisation, die sich für Menschenrechte einsetzen</text:p>
      <text:p text:style-name="P30">Gute Erinnerungen an ihre Erziehung und die Kultur in Ihithe (ihr Heimatdorf) sowie die Gemeinschaft</text:p>
      <text:p text:style-name="P31">Studiert in den USA für einen Master an dem Mount St. Scholastica College in Kansas, weil sie ein Stipendium bekommen</text:p>
      <text:p text:style-name="P32">Erlebt die kulturellen Unterschiede in den USA</text:p>
      <text:p text:style-name="P33">Nimmt teil an kulturellen Austauschveranstaltungen und sozialer Ereignisse am College</text:p>
      <text:p text:style-name="P34">Hinterfragt ihre eigenen Glaubenssysteme während ihres Besuches in den USA</text:p>
      <text:p text:style-name="P35">Erlebt Diskriminierung und beobachtet soziale Ungleichheiten in den USA</text:p>
      <text:p text:style-name="P36">Nimmt an Treffen afrikanischer Studenten teil</text:p>
      <text:p text:style-name="P37">Entwickelt eine kritischere Haltung gegenüber ihrer katholischen Erziehung</text:p>
      <text:p text:style-name="P38">Zeigt Interesse an anderen Religionen</text:p>
      <text:p text:style-name="P39">Kehrt nach Nairobi (Hauptstadt von Kenia) zurück, um an der University College of Nairobi zu arbeiten</text:p>
      <text:p text:style-name="P40">Ich will mit amerikanischen Prinzipien Kenia zum besseren bewegen</text:p>
      <text:p text:style-name="P41">Übte in Kritik an den Zuständen in Kenia, insbesondere mit dem Umgang mit Frauen</text:p>
      <text:p text:style-name="P42">Kämpft für die Gleichberechtigung und gleiche Bezahlung für Frauen</text:p>
      <text:p text:style-name="P43">Hat bei ihrer Jobsuche Probleme, da viele ihre Qualifikation anzweifelten da sie eine Frau war</text:p>
      <text:p text:style-name="P44">Heiratete Mwangi Mathai</text:p>
      <text:p text:style-name="P45">Kaufte ein Haus in Nairobi</text:p>
      <text:p text:style-name="P46">Bekam einen Sohn und eine Tochter</text:p>
      <text:p text:style-name="P47">Gründete das Green Belt Movement</text:p>
      <text:p text:style-name="P48">Gründete Envirocare Ltd.</text:p>
      <text:p text:style-name="P49">Startete die „Save the Land Harambee“ Baumpflanzaktion</text:p>
      <text:p text:style-name="P50">Das Green Belt Movement wurde gegründet, um die Umwelt und Lebensbedingungen zu verbessern</text:p>
      <text:p text:style-name="P51">Wurde von ihrem Ehemann beschuldigt, zu „stark“ als Frau zu sein</text:p>
      <text:p text:style-name="P52">Lies sich im Jahre 1977 von ihrem Ehemann trennen und 1979 offiziell scheiden</text:p>
      <text:p text:style-name="P53">Ihre Kinder lebten danach größtenteils bei ihrem Vater</text:p>
      <text:p text:style-name="P54">Wurde von der Regierung verhaftet und erlebte dadurch, das, was viele erleben, weil sie sich negativ du der Regierung geäußert haben</text:p>
      <text:p text:style-name="P55">Green Belt Movement geht eine Partnerschaft mit der norwegischen Forstgesellschaft ein</text:p>
      <text:p text:style-name="P56">Nimmt eine Koordinator Position beim Green Belt Movement ein</text:p>
      <text:soft-page-break/>
      <text:p text:style-name="P57">Zusammenarbeit des Green Belt Movements mit Helvi Sipilä und UNIFEM Finnland</text:p>
      <text:p text:style-name="P58"/>
      <text:p text:style-name="InhaltÜberschrift">Äußere Lebensumstände wie Wohnort, Zeit und gesellschaftliche Stellung</text:p>
      <text:p text:style-name="P59">Als Kind:</text:p>
      <text:p text:style-name="P60">Lebten von Landwirtschaft und Viehzucht</text:p>
      <text:p text:style-name="P61">Ihr Dorf war grün und fruchtbar mit viel Regen</text:p>
      <text:p text:style-name="P62">Arbeit auf weißen Farmen war bei den Kikuyu begehrt</text:p>
      <text:p text:style-name="P63">Es gab wenige Schulen in der Nähe von Farmen (schwer zugängliche Bildung)</text:p>
      <text:p text:style-name="P64">Kein Strom und fließendes Wasser</text:p>
      <text:p text:style-name="P65">Schlafplätze auf Holzplanken mit Blättern und Gras</text:p>
      <text:p text:style-name="P66">Kochen mit offenem Feuer</text:p>
      <text:p text:style-name="P67">Mütter sind nicht biologisch gesehen, sondern jede Frau die das gleiche Alter wie die Mutter eines Kindes hatte, war auch die Mutter des Kindes (wird später noch wichtig)</text:p>
      <text:p text:style-name="P68">Nach ihrer Kindheit:</text:p>
      <text:p text:style-name="P69">Umzug nach Nairobi (Hauptstadt von Kenia)</text:p>
      <text:p text:style-name="P70">Kenia ist unabhängig, in der Theorie eine Demokratie aber ähnelt eher einer Autokratie</text:p>
      <text:p text:style-name="P71">Geschichtenerzählen war eine bedeutende Rolle in ihrer Kindheit und Kultur</text:p>
      <text:p text:style-name="P72">Lebte 4 Jahre im Mount St. Scholastica College in den USA, wo sie Diskriminierung und neue Kultur erlebte</text:p>
      <text:p text:style-name="P73">Zog danach nach Nairobi, wo sie als an der University of Nairobi arbeitete aber die Studenten zweifelten an ihrer Qualifizierung da sie eine Frau war</text:p>
      <text:p text:style-name="P74">Kaufte mit ihrem Ehemann ein Haus in Nairobi<text:s/></text:p>
      <text:p text:style-name="P75">Heiratete Mwangi Mathai</text:p>
      <text:p text:style-name="P76">Kaufte ein Haus in Nairobi</text:p>
      <text:p text:style-name="P77">Sie nahm oft Teil an Umweltschutzprojekten</text:p>
      <text:p text:style-name="P78">Sie kannte viele Arbeitslose, was ihre Gründung von Envirocare Ltd. beeinflusste</text:p>
      <text:p text:style-name="P79"/>
      <text:p text:style-name="InhaltÜberschrift">Auffälligkeiten in der Gestik und Mimik</text:p>
      <text:p text:style-name="P80"/>
      <text:p text:style-name="InhaltÜberschrift">Verhalten und Verhaltensmuster</text:p>
      <text:p text:style-name="P81">Interesse an Geschichte und Politik</text:p>
      <text:p text:style-name="P82">Interessiert sich für die Themen Demokratie und Frieden</text:p>
      <text:soft-page-break/>
      <text:p text:style-name="P83">Neugierig für anders Wissen (will zur Schule gehen)</text:p>
      <text:p text:style-name="P84">Stoßt auf Widerstand bei ihren Aktionen, macht aber trotzdem weiter</text:p>
      <text:p text:style-name="P85">Glaubt fest daran, dass die Demokratie für eine gerechtere Gesellschaft nötig ist</text:p>
      <text:p text:style-name="P86">Entschlossen, dass man für das Wohl der Familie stehen muss</text:p>
      <text:p text:style-name="P87">Passt sich an die amerikanische Kultur an</text:p>
      <text:p text:style-name="P88">Erlernte während ihres Studiums in den USA, kritisch zu denken und Fragen zu stellen</text:p>
      <text:p text:style-name="P89">Hat das Bedürfnis, den ärmeren Leuten zu helfen und ihr Wissen weiterzugeben</text:p>
      <text:p text:style-name="P90">Bewältigt Herausforderungen durch den Beweis eigener Fähigkeiten</text:p>
      <text:p text:style-name="P91">Geht hartnäckig im Einsatz für Umweltschutz vor</text:p>
      <text:p text:style-name="P92">Kreativität bei der Initiierung von Projekten wie z.B. das Green Belt Movement oder Envirocare Ltd.</text:p>
      <text:p text:style-name="P93"/>
      <text:p text:style-name="InhaltÜberschrift">Interaktion mit anderen Personen</text:p>
      <text:p text:style-name="P94">Hüten von Schafen und Ziegen auf den Felder</text:p>
      <text:p text:style-name="P95">Schließt Freundschaften mit anderen Kindern in der Schule</text:p>
      <text:p text:style-name="P96">Setzt sich für ihre Mitschüler ein</text:p>
      <text:p text:style-name="P97">Ihr Cousin zeigte ihr wie man schreibt, woraufhin Maathai beeindruckt war</text:p>
      <text:p text:style-name="P98">Geschichtenerzählen in ihrer Familie war beliebt</text:p>
      <text:p text:style-name="P99">Zusammenarbeit mit Kerry Kennedy (nicht der Präsident, sondern eine amerikanische Frau) in Menschenrechts- und Demokratieorganisationen in Kenia</text:p>
      <text:p text:style-name="P100">Beteiligte sich in Mwangi’s (Ehemann) Wahlkampagne</text:p>
      <text:p text:style-name="P101">Lernt Kimathi wa Murage kennen, dem Forstaufseher des Karura Forests</text:p>
      <text:p text:style-name="P102">Arbeitet mit Gemeinschaften, Bauern, Schulen, Kirchen etc. zusammen, um Bäume mit dem Green Belt Movement zu pflanzen</text:p>
      <text:p text:style-name="P103"/>
      <text:p text:style-name="InhaltÜberschrift">Familiäre, freundschaftliche und intime Beziehungen</text:p>
      <text:p text:style-name="P104">Vater wurde zum Christentum konvertiert</text:p>
      <text:p text:style-name="P105">Vater liest und schreibt Kikuyu, spricht Suaheli</text:p>
      <text:p text:style-name="P106">Gutes und enges Verhältnis zur Mutter</text:p>
      <text:p text:style-name="P107">Vater verließ seine Familie, um auf einer Farm von einem Weißen zu arbeiten</text:p>
      <text:p text:style-name="P108">Hat Halbgeschwister</text:p>
      <text:p text:style-name="P109">Freundschaften mit anderen Kindern</text:p>
      <text:p text:style-name="P110">Großmutter hatte einen großen Einfluss auf ihre Liebe zur Kultur und Geschichte</text:p>
      <text:p text:style-name="P111">Heiratete Mwangi Mathai als Ehemann</text:p>
      <text:soft-page-break/>
      <text:p text:style-name="P112">Mwangi Mathai verlor bei den Wahlen 1969 und gewann später in 1974 (er wurde zu einem Parlamentsmitglied)</text:p>
      <text:p text:style-name="P113"/>
      <text:p text:style-name="InhaltÜberschrift">Eigenschaften (sensibel, munter, skeptisch, jähzornig, etc.)</text:p>
      <text:p text:style-name="P114">Entschlossenheit in Betracht auf ihr Glauben und ihren Einsatz für die Demokratie</text:p>
      <text:p text:style-name="P115">Organisiert und fleißig</text:p>
      <text:p text:style-name="P116">Schätzt die einfachen und kleinen Dinge im Leben wert</text:p>
      <text:p text:style-name="P117">Neugier und Offenheit gegenüber anderen Kulturen</text:p>
      <text:p text:style-name="P118">Anpassungsfähigkeit an neue Umgebungen und Kulturen</text:p>
      <text:p text:style-name="P119">Strebt nach Verständnis für andere Kulturen und Religion</text:p>
      <text:p text:style-name="P120">Betrachtet das amerikanische System als ein gutes Beispiel für Demokratie</text:p>
      <text:p text:style-name="P121">Gastfreundlich</text:p>
      <text:p text:style-name="P122">Hartnäckig</text:p>
      <text:p text:style-name="P123">Sozial engagiert</text:p>
      <text:p text:style-name="P124"/>
      <text:p text:style-name="InhaltÜberschrift">Ängste</text:p>
      <text:p text:style-name="P125">Verlust von Kultur durch Christianisierung und Verwestlichung des Landes indem z.B. Bäuer*innen aufhören traditionelle Pflanzen zu pflanzen und stattdessen westliche Pflanzen wie z.B. Kaffee und Tee anpflanzen</text:p>
      <text:p text:style-name="P126">Schlechte Umweltliche Bedingungen durch die Abholzung</text:p>
      <text:p text:style-name="P127">Diskriminierung wegen ihres Geschlechts</text:p>
      <text:p text:style-name="P128"/>
      <text:p text:style-name="InhaltÜberschrift">Ideologie/Einstellung</text:p>
      <text:p text:style-name="P129">Wunsch nach einer gerechteren Gesellschaft</text:p>
      <text:p text:style-name="P130">Ist für die Demokratie und für Frieden</text:p>
      <text:p text:style-name="P131">Glaubt daran, dass die Demokratie und Frieden die Grundlage für eine gerechte Gesellschaft ist</text:p>
      <text:p text:style-name="P132">Glaubt, dass Demokratie Gerechtigkeit und Gleichheit für alle bedeutet</text:p>
      <text:p text:style-name="P133">Denkt, dass Frieden nicht nur die Abwesenheit von Krieg bedeutet, sondern auch kulturellen, wirtschaftlichen und sozialen Frieden umfasst (Meinungsfreiheit, Gleichberechtigung etc.)</text:p>
      <text:p text:style-name="P134">Ihre Kindheit hat ihr gelehrt, die Natur zu schätzen</text:p>
      <text:p text:style-name="P135">Glaubt daran, dass Frieden und Demokratie nicht selbstverständlich sind, sondern dass sie aktiv verteidigt und gefördert werden müssen</text:p>
      <text:p text:style-name="P136">Glaubt daran, dass die Natur und Demokratie/Frieden zusammenhängen, da ohne die Natur die Menschen gar nicht überleben können und, dass die Natur wichtig für den Wohlstand ist</text:p>
      <text:soft-page-break/>
      <text:p text:style-name="P137">Glaubt daran, dass ein Mensch durch harte Arbeit, Entschlossenheit und der Aufnahme von Verantwortung viel erreichen kann</text:p>
      <text:p text:style-name="P138">Die Geschichten aus ihrer Kindheit vermittelten ihr Werte, lokale Traditionen und Umweltbewusstsein</text:p>
      <text:p text:style-name="P139">Ist für die Gleichberechtigung von Frauen und Männern</text:p>
      <text:p text:style-name="P140">Ist gegen Diskriminierung wegen Kultur/Geschlecht etc.</text:p>
      <text:p text:style-name="P141"/>
      <text:p text:style-name="InhaltÜberschrift">Absicht</text:p>
      <text:p text:style-name="P142">Setzt sich für Menschenrechte, Demokratie und Frieden ein</text:p>
      <text:p text:style-name="P143">Will<text:s/>den Armen Leuten helfen sich zu Bilden</text:p>
      <text:p text:style-name="P144">Gleichberechtigung von Frauen und Männern</text:p>
      <text:p text:style-name="P145">Schaffung von Arbeitsplätzen durch Envirocare Ltd.</text:p>
      <text:p text:style-name="P146">Brachte Frauen das Bäume pflanzen bei, obwohl sie dafür ein Diplom bräuchten</text:p>
      <text:p text:style-name="P147">Bildete Frauen zu Försterinnen aus</text:p>
      <text:p text:style-name="P148"/>
      <text:p text:style-name="InhaltÜberschrift">Bezug zum Heimatland der Person</text:p>
      <text:list text:style-name="LFO1" text:continue-numbering="true">
        <text:list-item>
          <text:p text:style-name="P149">Welche politische Rolle nimmt die Person im Heimatland ein?</text:p>
        </text:list-item>
      </text:list>
      <text:p text:style-name="P150">Politikerin</text:p>
      <text:p text:style-name="P151">Frauenrechtlerin</text:p>
      <text:p text:style-name="P152">Setzt sich für die Demokratie ein</text:p>
      <text:p text:style-name="P153">Einsatz gegen Korruption, Unterdrückung und Ungerechtigkeit</text:p>
      <text:list text:style-name="LFO1" text:continue-numbering="true">
        <text:list-item>
          <text:p text:style-name="P154">Mögliche Probleme, die in diesem Land herrschten</text:p>
        </text:list-item>
      </text:list>
      <text:p text:style-name="Listenabsatz">Verlust von Tradition</text:p>
      <text:p text:style-name="Listenabsatz">Verschlechterung der Umweltlichen Bedingungen durch Abholzung</text:p>
      <text:p text:style-name="Listenabsatz">Flüsse trockneten aus</text:p>
      <text:p text:style-name="Listenabsatz">Autokratische Regierungen</text:p>
      <text:p text:style-name="Listenabsatz">Unterdrückung der Leute, Meinungsfreiheit etc.</text:p>
      <text:p text:style-name="Listenabsatz">Ethnische Konflikte (Es leben ca. 40 Ethnien in Kenia) z.B. Massai, die gelegentlich Kikuyu-Dörfer überfallen</text:p>
      <text:p text:style-name="Listenabsatz">Einheimische wurden gezwungen, auf weißen Farmen oder im Büro / anderen Unternehmen zu arbeiten um eine Einkommenssteuer (die in Geld entrichtet werden musste) zahlen zu können, was zur Trennung von Familien führte (soziale Probleme)</text:p>
      <text:p text:style-name="Listenabsatz">Schwer zugängliche Bildung</text:p>
      <text:p text:style-name="Listenabsatz">Änderungen in der Ernährung und Lebensweise durch Einführung neuer Feldfrüchte</text:p>
      <text:p text:style-name="Listenabsatz">Korruption in der Regierung</text:p>
      <text:p text:style-name="Listenabsatz">Soziale Ungleichheit</text:p>
      <text:list text:style-name="LFO1" text:continue-numbering="true">
        <text:list-item>
          <text:p text:style-name="P155">Veränderungen (positiv oder negativ), die die Person im Heimatland erwirken konnte (in Bezug auf Frieden und Demokratiepolitik)</text:p>
        </text:list-item>
      </text:list>
      <text:soft-page-break/>
      <text:p text:style-name="P156">Sie hat mitgeholfen, dass die kenianische Regierung demokratisch wurde und auch demokratisch bleibt</text:p>
      <text:p text:style-name="P157">Sie hat Frauen das Wissen gegeben, dass sie ein Recht auf Gleichberechtigung haben</text:p>
      <text:p text:style-name="P158">Sie hat zur Verbesserung der Umweltbedingungen beigetragen</text:p>
      <text:p text:style-name="P159"/>
      <text:p text:style-name="P160"/>
      <text:p text:style-name="P161">Copy Paste</text:p>
      <text:p text:style-name="P162">Name und Alter der Person<text:s/></text:p>
      <text:p text:style-name="P163">Beruf und Herkunft<text:s/></text:p>
      <text:p text:style-name="P164">Persönliche Geschichte<text:s/></text:p>
      <text:p text:style-name="P165">Äußere Lebensumstände wie Wohnort, Zeit und gesellschaftliche Stellung<text:s/></text:p>
      <text:p text:style-name="P166">Auffälligkeiten in der Gestik und Mimik<text:s/></text:p>
      <text:p text:style-name="P167">Verhalten und Verhaltensmuster<text:s/></text:p>
      <text:p text:style-name="P168">Interaktion mit anderen Personen<text:s/></text:p>
      <text:p text:style-name="P169">Familiäre, freundschaftliche und intime Beziehungen<text:s/></text:p>
      <text:p text:style-name="P170">Eigenschaften (sensibel, munter, skeptisch, jähzornig, etc.)<text:s/></text:p>
      <text:p text:style-name="P171"/>
      <text:p text:style-name="P172">Ängste<text:s/></text:p>
      <text:p text:style-name="P173">Ideologie/Einstellung<text:s/></text:p>
      <text:p text:style-name="P174">Absicht<text:s/></text:p>
      <text:p text:style-name="P175">Bezug zum Heimatland der Person<text:s/></text:p>
      <text:p text:style-name="P176"/>
      <text:p text:style-name="P177">Welche politische Rolle nimmt die Person im Heimatland ein?<text:s/></text:p>
      <text:p text:style-name="P178">Mögliche Probleme, die in diesem Land herrschten<text:s/></text:p>
      <text:p text:style-name="InhaltÜberschrift"><text:span text:style-name="T179">Veränderungen (positiv oder negativ), die die Person im Heimatland erwirken konnte (in Bezug auf Friedens- und Demokratiepolitik)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InhaltÜberschrift" style:display-name="InhaltÜberschrift" style:family="paragraph" style:parent-style-name="Standard">
      <style:text-properties fo:font-weight="bold" style:font-weight-asian="bold" style:font-weight-complex="bold" fo:font-size="15pt" style:font-size-asian="15pt" style:font-size-complex="15pt" fo:hyphenate="false"/>
    </style:style>
    <style:style style:name="StandardWeb" style:display-name="Standard (Web)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de" style:country-asian="DE" fo:hyphenate="false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rik1114g@gmail.com</meta:initial-creator>
    <dc:creator>erik1114g@gmail.com</dc:creator>
    <meta:creation-date>2023-11-26T11:21:00Z</meta:creation-date>
    <dc:date>2023-11-28T13:51:00Z</dc:date>
    <meta:template xlink:href="Normal" xlink:type="simple"/>
    <meta:editing-cycles>46</meta:editing-cycles>
    <meta:editing-duration>PT0S</meta:editing-duration>
    <meta:document-statistic meta:page-count="8" meta:paragraph-count="22" meta:word-count="1570" meta:character-count="11440" meta:row-count="82" meta:non-whitespace-character-count="9892"/>
  </office:meta>
</office:document-meta>
</file>